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4" style:family="table-row">
      <style:table-row-properties style:min-row-height="2.817cm" fo:keep-together="auto"/>
    </style:style>
    <style:style style:name="Table1.A4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1.543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4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 style:font-style-complex="italic" style:font-weight-complex="bold"/>
    </style:style>
    <style:style style:name="P5" style:family="paragraph" style:parent-style-name="Standard">
      <style:text-properties style:font-name="Calibri" fo:font-size="11pt" fo:font-weight="bold" officeooo:rsid="002259b9" officeooo:paragraph-rsid="002259b9" style:font-size-asian="11pt" style:font-weight-asian="bold" style:font-name-complex="Calibri" style:font-size-complex="11pt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1pt" fo:font-weight="bold" officeooo:rsid="001e399c" officeooo:paragraph-rsid="001e399c" style:font-size-asian="11pt" style:font-weight-asian="bold" style:font-name-complex="Calibri" style:font-size-complex="11pt"/>
    </style:style>
    <style:style style:name="P9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10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11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2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3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1c8d39" style:font-size-asian="10pt" style:font-name-complex="Calibri" style:font-size-complex="10pt"/>
    </style:style>
    <style:style style:name="P14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alibri" fo:font-size="10pt" officeooo:rsid="001d9225" officeooo:paragraph-rsid="001d9225" style:font-size-asian="10pt" style:font-name-complex="Calibri" style:font-size-complex="10pt"/>
    </style:style>
    <style:style style:name="P16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7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1c8d39" style:font-size-asian="18pt" style:font-weight-asian="bold" style:font-name-complex="Calibri" style:font-size-complex="22pt"/>
    </style:style>
    <style:style style:name="P19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22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6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8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29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1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2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3" style:family="paragraph" style:parent-style-name="Heading_20_2">
      <style:paragraph-properties fo:text-align="center" style:justify-single-word="false"/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34" style:family="paragraph" style:parent-style-name="Heading_20_2">
      <style:paragraph-properties fo:text-align="center" style:justify-single-word="false"/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35" style:family="paragraph" style:parent-style-name="Achievement">
      <style:text-properties style:font-name="Calibri" fo:font-size="11pt" style:font-size-asian="11pt" style:font-name-complex="Calibri"/>
    </style:style>
    <style:style style:name="P36" style:family="paragraph" style:parent-style-name="Achievement">
      <style:text-properties style:font-name="Calibri" fo:font-size="11pt" officeooo:paragraph-rsid="0026f416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2289ce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1e399c"/>
    </style:style>
    <style:style style:name="T7" style:family="text">
      <style:text-properties officeooo:rsid="001f2e22"/>
    </style:style>
    <style:style style:name="T8" style:family="text">
      <style:text-properties officeooo:rsid="00210774"/>
    </style:style>
    <style:style style:name="T9" style:family="text">
      <style:text-properties officeooo:rsid="0021e826"/>
    </style:style>
    <style:style style:name="T10" style:family="text">
      <style:text-properties officeooo:rsid="002259b9"/>
    </style:style>
    <style:style style:name="T11" style:family="text">
      <style:text-properties officeooo:rsid="0026f416"/>
    </style:style>
    <style:style style:name="T12" style:family="text">
      <style:text-properties fo:font-weight="normal" officeooo:rsid="0026f41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4">23 Hume Drive, </text:p>
            <text:p text:style-name="P14">Cambridge ON </text:p>
            <text:p text:style-name="P14">N1T 1N2</text:p>
          </table:table-cell>
          <table:table-cell table:style-name="Table1.A1" table:number-columns-spanned="3" office:value-type="string">
            <text:p text:style-name="P18">Julian Horvat</text:p>
          </table:table-cell>
          <table:covered-table-cell/>
          <table:covered-table-cell/>
          <table:table-cell table:style-name="Table1.A1" office:value-type="string">
            <text:p text:style-name="P13">(519) 722-6062</text:p>
            <text:p text:style-name="P13">horvat@uoguelph.ca</text:p>
            <text:p text:style-name="P15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16"/>
            <text:p text:style-name="P17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"><text:span text:style-name="T6">Product Support </text:span><text:span text:style-name="T9">Engineer</text:span>, Intern</text:p>
          </table:table-cell>
          <table:table-cell table:style-name="Table1.A3" table:number-columns-spanned="3" office:value-type="string">
            <text:p text:style-name="P8">SAP</text:p>
          </table:table-cell>
          <table:covered-table-cell/>
          <table:covered-table-cell/>
          <table:table-cell table:style-name="Table1.A3" office:value-type="string">
            <text:h text:style-name="P32" text:outline-level="2">Spring 2013 – Winter 2013</text:h>
          </table:table-cell>
        </table:table-row>
        <table:table-row table:style-name="Table1.4">
          <table:table-cell table:style-name="Table1.A4" table:number-columns-spanned="5" office:value-type="string">
            <text:p text:style-name="P22"/>
            <text:list xml:id="list7642217820288855229" text:style-name="WW8Num2">
              <text:list-item>
                <text:p text:style-name="P23">Worked together with customers to solve technical problems with our database products, including error messages, crashes and bugs</text:p>
              </text:list-item>
              <text:list-item>
                <text:p text:style-name="P23">Reproducing bugs and sending the reproduction off to the bug team to get fixed </text:p>
              </text:list-item>
              <text:list-item>
                <text:p text:style-name="P24"><text:span text:style-name="T7">Write Knowledge Base articles when </text:span><text:span text:style-name="T8">a case has an undocumented resolution with the purpose of deflecting future cases</text:span>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office:value-type="string">
            <text:p text:style-name="P2"><text:span text:style-name="T9">Sales Associate</text:span> </text:p>
          </table:table-cell>
          <table:table-cell table:style-name="Table1.A4" table:number-columns-spanned="3" office:value-type="string">
            <text:h text:style-name="P33" text:outline-level="2">AML Communications</text:h>
          </table:table-cell>
          <table:covered-table-cell/>
          <table:covered-table-cell/>
          <table:table-cell table:style-name="Table1.A4" office:value-type="string">
            <text:h text:style-name="P31" text:outline-level="2"><text:span text:style-name="T9">Summer 2011</text:span>– Spring 20<text:span text:style-name="T9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1912512776" text:continue-numbering="true" text:style-name="WW8Num2">
              <text:list-item>
                <text:p text:style-name="P26">Required to learn up to date knowledge of current phone features, new contract pricing, in-market plans, and current promotions</text:p>
              </text:list-item>
              <text:list-item>
                <text:p text:style-name="P26">Meeting or exceeding minimum monthly sales targets</text:p>
              </text:list-item>
              <text:list-item>
                <text:p text:style-name="P26">Resolution of customer issues; both technical and business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office:value-type="string">
            <text:p text:style-name="P4">Undergraduate Research Assistant </text:p>
          </table:table-cell>
          <table:table-cell table:style-name="Table1.A4" table:number-columns-spanned="3" office:value-type="string">
            <text:p text:style-name="P3">University of <text:span text:style-name="T9">Waterloo</text:span></text:p>
          </table:table-cell>
          <table:covered-table-cell/>
          <table:covered-table-cell/>
          <table:table-cell table:style-name="Table1.A4" office:value-type="string">
            <text:p text:style-name="P6">Fall 201<text:span text:style-name="T9">0</text:span> – <text:span text:style-name="T9">Summer </text:span>20<text:span text:style-name="T9">11</text:span></text:p>
          </table:table-cell>
        </table:table-row>
        <table:table-row table:style-name="Table1.8">
          <table:table-cell table:style-name="Table1.A4" table:number-columns-spanned="5" office:value-type="string">
            <text:list xml:id="list784523974" text:continue-numbering="true" text:style-name="WW8Num2">
              <text:list-item>
                <text:p text:style-name="P26">Verification of machine analysis, through source code, on open-source Java applications related to privilege based security holes</text:p>
              </text:list-item>
              <text:list-item>
                <text:p text:style-name="P26">Creation and maintenance of a MySQL database, SVN repository, and an Apache web server that facilitated the research </text:p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5">SOCIS Executive</text:p>
          </table:table-cell>
          <table:covered-table-cell/>
          <table:table-cell table:style-name="Table1.A4" office:value-type="string">
            <text:h text:style-name="P34" text:outline-level="2">Society of Computing and Information Science</text:h>
          </table:table-cell>
          <table:table-cell table:style-name="Table1.A4" table:number-columns-spanned="2" office:value-type="string">
            <text:h text:style-name="P31" text:outline-level="2"><text:span text:style-name="T10">Spring</text:span> 201<text:span text:style-name="T10">2</text:span> - <text:span text:style-name="T10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799453042" text:continue-numbering="true" text:style-name="WW8Num2">
              <text:list-item>
                <text:p text:style-name="P27">Managed the SOCIS online community and advertised society events as the Community Liaison</text:p>
              </text:list-item>
              <text:list-item>
                <text:p text:style-name="P25"><text:span text:style-name="T10">Redesign and rebuild of the SOCIS website</text:span><text:span text:style-name="T9">, </text:span><text:span text:style-name="T10">and maintenance of the SOCIS server as the System Administrator</text:span>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9">Guelph, ON</text:p>
          </table:table-cell>
          <table:table-cell table:style-name="Table1.A3" table:number-columns-spanned="3" office:value-type="string">
            <text:p text:style-name="P19">University of <text:span text:style-name="T9">Guelph</text:span></text:p>
          </table:table-cell>
          <table:covered-table-cell/>
          <table:covered-table-cell/>
          <table:table-cell table:style-name="Table1.A3" office:value-type="string">
            <text:p text:style-name="P7">Fall 20<text:span text:style-name="T9">11</text:span> – <text:span text:style-name="T9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6282808435996911097" text:style-name="WW8Num6">
              <text:list-item>
                <text:p text:style-name="P28">B. Comp with a major in Software Engineering, GPA: 77.88%</text:p>
              </text:list-item>
            </text:list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17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786058595809673831" text:style-name="WW8Num7">
              <text:list-item>
                <text:p text:style-name="P30"><text:span text:style-name="T3">Dialogc </text:span><text:span text:style-name="T4">(2013). An assignment written for CIS 2750, it was an text editor that edited config files, these configs were then used to generate Java Swing GUIs </text:span><text:span text:style-name="T5">that interacted with a MySQL database</text:span></text:p>
              </text:list-item>
              <text:list-item>
                <text:p text:style-name="P29"><text:span text:style-name="T11">jhorvat.github.io</text:span><text:span text:style-name="T12"> (2013). My personal site designed from the ground up by me and written using Twitter's Bootstrap and Fontawesome. Built using the Harp static site server and hosted on Github Pages</text:span></text:p>
              </text:list-item>
              <text:list-item>
                <text:p text:style-name="P29"><text:span text:style-name="T11">SAP Hotels</text:span><text:span text:style-name="T12"> (2013). A hotel reservation management app written for Android as part of my internship at SAP</text:span></text:p>
              </text:list-item>
            </text:list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7" table:number-columns-spanned="5" office:value-type="string">
            <text:list xml:id="list8744434586938321722" text:style-name="WW8Num4">
              <text:list-header>
                <text:p text:style-name="Achievement"><text:span text:style-name="T1">Languages and Technologies</text:span>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1303128611" text:continue-numbering="true" text:style-name="WW8Num4">
              <text:list-item>
                <text:p text:style-name="P36"><text:span text:style-name="T11">C; Java; Go, Revel; HTML, CSS; Javascript; Bootstrap, Foundation</text:span></text:p>
              </text:list-item>
              <text:list-item>
                <text:p text:style-name="P35"><text:span text:style-name="T11">Sublime Text; Eclipse; Vim; Tmux; SQL Anywhere; MySQL; Android SDK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lian Horvat • 23 Hume Dr, Cambridge ON N1T 1N2 • (519) 722-6062 • horvat@uoguelph.ca</dc:title>
    <meta:initial-creator>Gayle Laakmann</meta:initial-creator>
    <meta:creation-date>2011-12-28T19:12:00</meta:creation-date>
    <dc:date>2014-01-06T09:40:35</dc:date>
    <meta:print-date>2011-12-28T14:25:00</meta:print-date>
    <meta:editing-cycles>11</meta:editing-cycles>
    <meta:editing-duration>PT7H51M42S</meta:editing-duration>
    <meta:generator>LibreOffice/4.0.2.2$Linux_X86_64 LibreOffice_project/400m0$Build-2</meta:generator>
    <dc:creator>Julian </dc:creator>
    <meta:document-statistic meta:table-count="1" meta:image-count="0" meta:object-count="0" meta:page-count="1" meta:paragraph-count="43" meta:word-count="345" meta:character-count="2197" meta:non-whitespace-character-count="1902"/>
  </office:meta>
</office:document-meta>
</file>